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e789" officeooo:paragraph-rsid="0017e789"/>
    </style:style>
    <style:style style:name="P2" style:family="paragraph" style:parent-style-name="Text_20_body">
      <style:text-properties officeooo:rsid="0017eb2c" officeooo:paragraph-rsid="00192a33"/>
    </style:style>
    <style:style style:name="P3" style:family="paragraph" style:parent-style-name="Text_20_body">
      <style:text-properties officeooo:paragraph-rsid="001dcf2b"/>
    </style:style>
    <style:style style:name="P4" style:family="paragraph" style:parent-style-name="Text_20_body">
      <style:text-properties officeooo:rsid="00205e93" officeooo:paragraph-rsid="00205e93"/>
    </style:style>
    <style:style style:name="P5" style:family="paragraph" style:parent-style-name="Text_20_body">
      <style:text-properties officeooo:rsid="0021f07a" officeooo:paragraph-rsid="0021f07a"/>
    </style:style>
    <style:style style:name="P6" style:family="paragraph" style:parent-style-name="Text_20_body">
      <style:text-properties officeooo:rsid="0021f07a" officeooo:paragraph-rsid="00242a3a"/>
    </style:style>
    <style:style style:name="P7" style:family="paragraph" style:parent-style-name="Text_20_body">
      <style:text-properties officeooo:paragraph-rsid="0023c908"/>
    </style:style>
    <style:style style:name="P8" style:family="paragraph" style:parent-style-name="Text_20_body">
      <style:text-properties officeooo:paragraph-rsid="00242a3a"/>
    </style:style>
    <style:style style:name="P9" style:family="paragraph" style:parent-style-name="Text_20_body">
      <style:text-properties officeooo:rsid="00262288" officeooo:paragraph-rsid="00262288"/>
    </style:style>
    <style:style style:name="P10" style:family="paragraph" style:parent-style-name="Text_20_body">
      <style:text-properties officeooo:rsid="00270bdd" officeooo:paragraph-rsid="00270bdd"/>
    </style:style>
    <style:style style:name="P11" style:family="paragraph" style:parent-style-name="Text_20_body">
      <style:text-properties officeooo:paragraph-rsid="00275a0a"/>
    </style:style>
    <style:style style:name="P12" style:family="paragraph" style:parent-style-name="Text_20_body">
      <style:text-properties officeooo:paragraph-rsid="002c588e"/>
    </style:style>
    <style:style style:name="P13" style:family="paragraph" style:parent-style-name="Text_20_body">
      <style:text-properties officeooo:rsid="002f3317" officeooo:paragraph-rsid="002f3317"/>
    </style:style>
    <style:style style:name="P14" style:family="paragraph" style:parent-style-name="Text_20_body">
      <style:text-properties officeooo:rsid="002f3317" officeooo:paragraph-rsid="0030a145"/>
    </style:style>
    <style:style style:name="P15" style:family="paragraph" style:parent-style-name="Text_20_body">
      <style:text-properties officeooo:rsid="0032b50d" officeooo:paragraph-rsid="0032b50d"/>
    </style:style>
    <style:style style:name="P16" style:family="paragraph" style:parent-style-name="Text_20_body">
      <style:text-properties officeooo:rsid="0033b560" officeooo:paragraph-rsid="0033b560"/>
    </style:style>
    <style:style style:name="P17" style:family="paragraph" style:parent-style-name="Text_20_body">
      <style:text-properties officeooo:rsid="00359c09" officeooo:paragraph-rsid="00359c09"/>
    </style:style>
    <style:style style:name="P18" style:family="paragraph" style:parent-style-name="Text_20_body">
      <style:text-properties officeooo:rsid="00388c63" officeooo:paragraph-rsid="00388c63"/>
    </style:style>
    <style:style style:name="P19" style:family="paragraph" style:parent-style-name="Text_20_body">
      <style:text-properties officeooo:rsid="0039ff53" officeooo:paragraph-rsid="0039ff53"/>
    </style:style>
    <style:style style:name="P20" style:family="paragraph" style:parent-style-name="Text_20_body">
      <style:text-properties officeooo:paragraph-rsid="003b5d38"/>
    </style:style>
    <style:style style:name="P21" style:family="paragraph" style:parent-style-name="Text_20_body">
      <style:text-properties officeooo:rsid="003cf1eb" officeooo:paragraph-rsid="003cf1eb"/>
    </style:style>
    <style:style style:name="P22" style:family="paragraph" style:parent-style-name="Text_20_body">
      <style:text-properties officeooo:rsid="003ef4be" officeooo:paragraph-rsid="003ef4be"/>
    </style:style>
    <style:style style:name="P23" style:family="paragraph" style:parent-style-name="Text_20_body">
      <style:text-properties officeooo:rsid="004060cc" officeooo:paragraph-rsid="004060cc"/>
    </style:style>
    <style:style style:name="P24" style:family="paragraph" style:parent-style-name="Text_20_body">
      <style:text-properties officeooo:paragraph-rsid="0041480b"/>
    </style:style>
    <style:style style:name="P25" style:family="paragraph" style:parent-style-name="Text_20_body">
      <style:text-properties officeooo:rsid="004c5a66" officeooo:paragraph-rsid="004c5a66"/>
    </style:style>
    <style:style style:name="P26" style:family="paragraph" style:parent-style-name="Text_20_body">
      <style:text-properties officeooo:rsid="004c95b0" officeooo:paragraph-rsid="004c95b0"/>
    </style:style>
    <style:style style:name="P27" style:family="paragraph" style:parent-style-name="Text_20_body">
      <style:text-properties officeooo:rsid="004e584e" officeooo:paragraph-rsid="004e584e"/>
    </style:style>
    <style:style style:name="P28" style:family="paragraph" style:parent-style-name="Text_20_body">
      <style:text-properties officeooo:paragraph-rsid="004fac2f"/>
    </style:style>
    <style:style style:name="P29" style:family="paragraph" style:parent-style-name="Text_20_body">
      <style:text-properties officeooo:rsid="0054b7de" officeooo:paragraph-rsid="0054b7de"/>
    </style:style>
    <style:style style:name="P30" style:family="paragraph" style:parent-style-name="Text_20_body">
      <style:text-properties officeooo:paragraph-rsid="004824ec"/>
    </style:style>
    <style:style style:name="P31" style:family="paragraph" style:parent-style-name="Text_20_body">
      <style:text-properties officeooo:paragraph-rsid="0060f215"/>
    </style:style>
    <style:style style:name="P32" style:family="paragraph" style:parent-style-name="Text_20_body">
      <style:text-properties officeooo:rsid="0062178e" officeooo:paragraph-rsid="009636e0"/>
    </style:style>
    <style:style style:name="P33" style:family="paragraph" style:parent-style-name="Text_20_body">
      <style:text-properties officeooo:paragraph-rsid="001f4d1c"/>
    </style:style>
    <style:style style:name="P34" style:family="paragraph" style:parent-style-name="Text_20_body">
      <style:text-properties officeooo:paragraph-rsid="006e14ac"/>
    </style:style>
    <style:style style:name="P35" style:family="paragraph" style:parent-style-name="Text_20_body">
      <style:text-properties officeooo:rsid="0076dc6c" officeooo:paragraph-rsid="0076dc6c"/>
    </style:style>
    <style:style style:name="P36" style:family="paragraph" style:parent-style-name="Text_20_body">
      <style:text-properties officeooo:paragraph-rsid="004346e2"/>
    </style:style>
    <style:style style:name="P37" style:family="paragraph" style:parent-style-name="Text_20_body">
      <style:text-properties officeooo:paragraph-rsid="00673860"/>
    </style:style>
    <style:style style:name="P38" style:family="paragraph" style:parent-style-name="Text_20_body">
      <style:text-properties officeooo:paragraph-rsid="00a3683c"/>
    </style:style>
    <style:style style:name="P39" style:family="paragraph" style:parent-style-name="Text_20_body">
      <style:text-properties officeooo:paragraph-rsid="009636e0"/>
    </style:style>
    <style:style style:name="P40" style:family="paragraph" style:parent-style-name="Text_20_body">
      <style:text-properties officeooo:rsid="00192a33" officeooo:paragraph-rsid="00192a33"/>
    </style:style>
    <style:style style:name="P41" style:family="paragraph" style:parent-style-name="Text_20_body">
      <style:text-properties officeooo:rsid="001cb6bc" officeooo:paragraph-rsid="001dcf2b"/>
    </style:style>
    <style:style style:name="P42" style:family="paragraph" style:parent-style-name="Text_20_body">
      <style:text-properties officeooo:rsid="0021f07a" officeooo:paragraph-rsid="0021f07a"/>
    </style:style>
    <style:style style:name="P43" style:family="paragraph" style:parent-style-name="Text_20_body">
      <style:text-properties fo:language="cs" fo:country="CZ" officeooo:rsid="0030a145" officeooo:paragraph-rsid="0030a145"/>
    </style:style>
    <style:style style:name="P44" style:family="paragraph" style:parent-style-name="Text_20_body">
      <style:text-properties fo:language="cs" fo:country="CZ" officeooo:rsid="007d5209" officeooo:paragraph-rsid="0032b50d"/>
    </style:style>
    <style:style style:name="P45" style:family="paragraph" style:parent-style-name="Text_20_body">
      <style:text-properties officeooo:rsid="0033a93d" officeooo:paragraph-rsid="0033a93d"/>
    </style:style>
    <style:style style:name="P46" style:family="paragraph" style:parent-style-name="Heading_20_1">
      <style:text-properties officeooo:paragraph-rsid="0017eb2c"/>
    </style:style>
    <style:style style:name="P47" style:family="paragraph" style:parent-style-name="Heading_20_1">
      <style:text-properties officeooo:rsid="001b2bf9" officeooo:paragraph-rsid="001b2bf9"/>
    </style:style>
    <style:style style:name="P48" style:family="paragraph" style:parent-style-name="Heading_20_1">
      <style:text-properties officeooo:rsid="00270bdd" officeooo:paragraph-rsid="00270bdd"/>
    </style:style>
    <style:style style:name="P49" style:family="paragraph" style:parent-style-name="Heading_20_1">
      <style:text-properties officeooo:rsid="004e584e" officeooo:paragraph-rsid="004e584e"/>
    </style:style>
    <style:style style:name="P50" style:family="paragraph" style:parent-style-name="Heading_20_3">
      <style:text-properties officeooo:rsid="00477a54" officeooo:paragraph-rsid="00477a54"/>
    </style:style>
    <style:style style:name="P51" style:family="paragraph" style:parent-style-name="Heading_20_4">
      <style:text-properties officeooo:rsid="0034ab5f" officeooo:paragraph-rsid="0034ab5f"/>
    </style:style>
    <style:style style:name="P52" style:family="paragraph" style:parent-style-name="Heading_20_4">
      <style:text-properties officeooo:rsid="003ef4be" officeooo:paragraph-rsid="003ef4be"/>
    </style:style>
    <style:style style:name="P53" style:family="paragraph" style:parent-style-name="Heading_20_4">
      <style:text-properties officeooo:rsid="0041480b" officeooo:paragraph-rsid="0041480b"/>
    </style:style>
    <style:style style:name="P54" style:family="paragraph" style:parent-style-name="Heading_20_4">
      <style:text-properties officeooo:paragraph-rsid="00477a54"/>
    </style:style>
    <style:style style:name="T1" style:family="text">
      <style:text-properties officeooo:rsid="0017eb2c"/>
    </style:style>
    <style:style style:name="T2" style:family="text">
      <style:text-properties style:font-name="Liberation Sans" fo:font-size="18.2000007629395pt" fo:font-weight="bold" officeooo:rsid="0017eb2c" style:font-name-asian="Microsoft YaHei" style:font-size-asian="18.2000007629395pt" style:font-weight-asian="bold" style:font-name-complex="Lucida Sans" style:font-size-complex="18.2000007629395pt" style:font-weight-complex="bold"/>
    </style:style>
    <style:style style:name="T3" style:family="text">
      <style:text-properties officeooo:rsid="00192a33"/>
    </style:style>
    <style:style style:name="T4" style:family="text">
      <style:text-properties officeooo:rsid="00198727"/>
    </style:style>
    <style:style style:name="T5" style:family="text">
      <style:text-properties officeooo:rsid="001adc49"/>
    </style:style>
    <style:style style:name="T6" style:family="text">
      <style:text-properties officeooo:rsid="001b2bf9"/>
    </style:style>
    <style:style style:name="T7" style:family="text">
      <style:text-properties officeooo:rsid="001dcf2b"/>
    </style:style>
    <style:style style:name="T8" style:family="text">
      <style:text-properties officeooo:rsid="001f4d1c"/>
    </style:style>
    <style:style style:name="T9" style:family="text">
      <style:text-properties officeooo:rsid="00205e93"/>
    </style:style>
    <style:style style:name="T10" style:family="text">
      <style:text-properties officeooo:rsid="00216d98"/>
    </style:style>
    <style:style style:name="T11" style:family="text">
      <style:text-properties fo:language="en" fo:country="US"/>
    </style:style>
    <style:style style:name="T12" style:family="text">
      <style:text-properties fo:language="en" fo:country="US" officeooo:rsid="00216d98"/>
    </style:style>
    <style:style style:name="T13" style:family="text">
      <style:text-properties fo:language="en" fo:country="US" officeooo:rsid="009009fc"/>
    </style:style>
    <style:style style:name="T14" style:family="text">
      <style:text-properties fo:language="en" fo:country="US" officeooo:rsid="0094dcea"/>
    </style:style>
    <style:style style:name="T15" style:family="text">
      <style:text-properties fo:language="en" fo:country="US" officeooo:rsid="009af1ba"/>
    </style:style>
    <style:style style:name="T16" style:family="text">
      <style:text-properties fo:language="cs" fo:country="CZ"/>
    </style:style>
    <style:style style:name="T17" style:family="text">
      <style:text-properties fo:language="cs" fo:country="CZ" officeooo:rsid="00216d98"/>
    </style:style>
    <style:style style:name="T18" style:family="text">
      <style:text-properties fo:language="cs" fo:country="CZ" officeooo:rsid="00216e73"/>
    </style:style>
    <style:style style:name="T19" style:family="text">
      <style:text-properties fo:language="cs" fo:country="CZ" officeooo:rsid="0030a145"/>
    </style:style>
    <style:style style:name="T20" style:family="text">
      <style:text-properties fo:language="cs" fo:country="CZ" officeooo:rsid="007d5209"/>
    </style:style>
    <style:style style:name="T21" style:family="text">
      <style:text-properties fo:language="cs" fo:country="CZ" officeooo:rsid="009009fc"/>
    </style:style>
    <style:style style:name="T22" style:family="text">
      <style:text-properties officeooo:rsid="00216e73"/>
    </style:style>
    <style:style style:name="T23" style:family="text">
      <style:text-properties officeooo:rsid="0021f07a"/>
    </style:style>
    <style:style style:name="T24" style:family="text">
      <style:text-properties officeooo:rsid="002341f2"/>
    </style:style>
    <style:style style:name="T25" style:family="text">
      <style:text-properties officeooo:rsid="0023c908"/>
    </style:style>
    <style:style style:name="T26" style:family="text">
      <style:text-properties officeooo:rsid="00242a3a"/>
    </style:style>
    <style:style style:name="T27" style:family="text">
      <style:text-properties officeooo:rsid="00262288"/>
    </style:style>
    <style:style style:name="T28" style:family="text">
      <style:text-properties officeooo:rsid="00270bdd"/>
    </style:style>
    <style:style style:name="T29" style:family="text">
      <style:text-properties officeooo:rsid="00275a0a"/>
    </style:style>
    <style:style style:name="T30" style:family="text">
      <style:text-properties officeooo:rsid="0027d9bc"/>
    </style:style>
    <style:style style:name="T31" style:family="text">
      <style:text-properties officeooo:rsid="002997e9"/>
    </style:style>
    <style:style style:name="T32" style:family="text">
      <style:text-properties officeooo:rsid="002c588e"/>
    </style:style>
    <style:style style:name="T33" style:family="text">
      <style:text-properties officeooo:rsid="002df8cc"/>
    </style:style>
    <style:style style:name="T34" style:family="text">
      <style:text-properties officeooo:rsid="002f3317"/>
    </style:style>
    <style:style style:name="T35" style:family="text">
      <style:text-properties officeooo:rsid="00326d90"/>
    </style:style>
    <style:style style:name="T36" style:family="text">
      <style:text-properties officeooo:rsid="00338ee3"/>
    </style:style>
    <style:style style:name="T37" style:family="text">
      <style:text-properties officeooo:rsid="00359c09"/>
    </style:style>
    <style:style style:name="T38" style:family="text">
      <style:text-properties officeooo:rsid="00373c11"/>
    </style:style>
    <style:style style:name="T39" style:family="text">
      <style:text-properties officeooo:rsid="003b5d38"/>
    </style:style>
    <style:style style:name="T40" style:family="text">
      <style:text-properties officeooo:rsid="003b8506"/>
    </style:style>
    <style:style style:name="T41" style:family="text">
      <style:text-properties officeooo:rsid="003cf1eb"/>
    </style:style>
    <style:style style:name="T42" style:family="text">
      <style:text-properties officeooo:rsid="003d876a"/>
    </style:style>
    <style:style style:name="T43" style:family="text">
      <style:text-properties officeooo:rsid="0041480b"/>
    </style:style>
    <style:style style:name="T44" style:family="text">
      <style:text-properties officeooo:rsid="004346e2"/>
    </style:style>
    <style:style style:name="T45" style:family="text">
      <style:text-properties officeooo:rsid="00477a54"/>
    </style:style>
    <style:style style:name="T46" style:family="text">
      <style:text-properties officeooo:rsid="0047912c"/>
    </style:style>
    <style:style style:name="T47" style:family="text">
      <style:text-properties officeooo:rsid="004824ec"/>
    </style:style>
    <style:style style:name="T48" style:family="text">
      <style:text-properties officeooo:rsid="00483b1f"/>
    </style:style>
    <style:style style:name="T49" style:family="text">
      <style:text-properties officeooo:rsid="004e584e"/>
    </style:style>
    <style:style style:name="T50" style:family="text">
      <style:text-properties officeooo:rsid="004fac2f"/>
    </style:style>
    <style:style style:name="T51" style:family="text">
      <style:text-properties officeooo:rsid="004fb6b7"/>
    </style:style>
    <style:style style:name="T52" style:family="text">
      <style:text-properties officeooo:rsid="0051a46a"/>
    </style:style>
    <style:style style:name="T53" style:family="text">
      <style:text-properties officeooo:rsid="006039ef"/>
    </style:style>
    <style:style style:name="T54" style:family="text">
      <style:text-properties officeooo:rsid="0060f215"/>
    </style:style>
    <style:style style:name="T55" style:family="text">
      <style:text-properties officeooo:rsid="0062178e"/>
    </style:style>
    <style:style style:name="T56" style:family="text">
      <style:text-properties officeooo:rsid="00637316"/>
    </style:style>
    <style:style style:name="T57" style:family="text">
      <style:text-properties officeooo:rsid="00655668"/>
    </style:style>
    <style:style style:name="T58" style:family="text">
      <style:text-properties officeooo:rsid="00673860"/>
    </style:style>
    <style:style style:name="T59" style:family="text">
      <style:text-properties officeooo:rsid="006c816e"/>
    </style:style>
    <style:style style:name="T60" style:family="text">
      <style:text-properties officeooo:rsid="006d1106"/>
    </style:style>
    <style:style style:name="T61" style:family="text">
      <style:text-properties officeooo:rsid="006d2b21"/>
    </style:style>
    <style:style style:name="T62" style:family="text">
      <style:text-properties officeooo:rsid="00722405"/>
    </style:style>
    <style:style style:name="T63" style:family="text">
      <style:text-properties officeooo:rsid="0073871a"/>
    </style:style>
    <style:style style:name="T64" style:family="text">
      <style:text-properties officeooo:rsid="00742651"/>
    </style:style>
    <style:style style:name="T65" style:family="text">
      <style:text-properties officeooo:rsid="00757365"/>
    </style:style>
    <style:style style:name="T66" style:family="text">
      <style:text-properties officeooo:rsid="00779506"/>
    </style:style>
    <style:style style:name="T67" style:family="text">
      <style:text-properties officeooo:rsid="0078d149"/>
    </style:style>
    <style:style style:name="T68" style:family="text">
      <style:text-properties officeooo:rsid="007c016f"/>
    </style:style>
    <style:style style:name="T69" style:family="text">
      <style:text-properties officeooo:rsid="007efd32"/>
    </style:style>
    <style:style style:name="T70" style:family="text">
      <style:text-properties officeooo:rsid="00807fd0"/>
    </style:style>
    <style:style style:name="T71" style:family="text">
      <style:text-properties officeooo:rsid="0081078c"/>
    </style:style>
    <style:style style:name="T72" style:family="text">
      <style:text-properties officeooo:rsid="00827cbc"/>
    </style:style>
    <style:style style:name="T73" style:family="text">
      <style:text-properties officeooo:rsid="0083ade7"/>
    </style:style>
    <style:style style:name="T74" style:family="text">
      <style:text-properties officeooo:rsid="00858e50"/>
    </style:style>
    <style:style style:name="T75" style:family="text">
      <style:text-properties officeooo:rsid="00861d98"/>
    </style:style>
    <style:style style:name="T76" style:family="text">
      <style:text-properties officeooo:rsid="0089d669"/>
    </style:style>
    <style:style style:name="T77" style:family="text">
      <style:text-properties officeooo:rsid="008b2994"/>
    </style:style>
    <style:style style:name="T78" style:family="text">
      <style:text-properties officeooo:rsid="008ce8ce"/>
    </style:style>
    <style:style style:name="T79" style:family="text">
      <style:text-properties officeooo:rsid="0091e678"/>
    </style:style>
    <style:style style:name="T80" style:family="text">
      <style:text-properties officeooo:rsid="009af1ba"/>
    </style:style>
    <style:style style:name="T81" style:family="text">
      <style:text-properties officeooo:rsid="009c51e2"/>
    </style:style>
    <style:style style:name="T82" style:family="text">
      <style:text-properties officeooo:rsid="009e20c6"/>
    </style:style>
    <style:style style:name="T83" style:family="text">
      <style:text-properties officeooo:rsid="00a3683c"/>
    </style:style>
    <style:style style:name="T84" style:family="text">
      <style:text-properties officeooo:rsid="00a55b6b"/>
    </style:style>
    <style:style style:name="T85" style:family="text">
      <style:text-properties officeooo:rsid="00a5d8ed"/>
    </style:style>
    <style:style style:name="T86" style:family="text">
      <style:text-properties officeooo:rsid="00a6e5eb"/>
    </style:style>
    <style:style style:name="T87" style:family="text">
      <style:text-properties officeooo:rsid="00a85bbc"/>
    </style:style>
    <style:style style:name="T88" style:family="text">
      <style:text-properties officeooo:rsid="00a944f7"/>
    </style:style>
    <style:style style:name="T89" style:family="text">
      <style:text-properties officeooo:rsid="00aabddb"/>
    </style:style>
    <style:style style:name="T90" style:family="text">
      <style:text-properties officeooo:rsid="00abec3e"/>
    </style:style>
    <style:style style:name="T91" style:family="text">
      <style:text-properties officeooo:rsid="00ac4670"/>
    </style:style>
    <style:style style:name="T92" style:family="text">
      <style:text-properties officeooo:rsid="00addd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oncovka matování krále králem a věží</text:p>
      <text:p text:style-name="P1"/>
      <text:h text:style-name="P46" text:outline-level="1"><text:span text:style-name="T1">Co program </text:span><text:span text:style-name="T2">umí a co dělá</text:span></text:h>
      <text:p text:style-name="P2">Zadejte programu libovolnou pozici koncovky, kde je král věže proti králi a program s holým králem, tedy s Vámi, udělá rychlý konec. <text:s/>Hrajete tedy proti počítači, který rekurzivním algoritmem <text:s/>minimax nachází velmi dobré tahy, kterými ve většině případu dává nejlepší možnou cestou mat. Uživatel <text:span text:style-name="T4">si </text:span>tedy <text:span text:style-name="T4">připraví libovolnou startovní pozici a následně</text:span> hraje <text:span text:style-name="T59">tahy</text:span> za krále, na které počítač odpovídá.</text:p>
      <text:p text:style-name="P2">Program také funguje velmi rychle. Jeho rychlost zajišťuje alfa beta ořezávání implementované v minimaxu, které je ještě účinější, díky seřazení pozic na každé hladině podle pravděpodobnosti toho, jak jsou dobré. <text:span text:style-name="T3">Díky této implementaci se drtivá většina pozic ani nenavštíví. Proč taky, když není třeba. </text:span>Dále <text:span text:style-name="T5">rychlost zajišťuje </text:span>průběžné ukládání již vygenerovaných pozic a jejich hodnocení a <text:span text:style-name="T3">průběžnému promazávání neperspektivních pozic. </text:span></text:p>
      <text:p text:style-name="P40">Program se také jednoduše ovládá, díky slovnímu doprovodu a ukázání ukázkového vstupu pokaždé, co je po uživateli žádán vstup. </text:p>
      <text:h text:style-name="P47" text:outline-level="1">Minimax s alfa beta ořezáváním</text:h>
      <text:h text:style-name="Heading_20_3" text:outline-level="3">Obecně</text:h>
      <text:p text:style-name="P3"><text:span text:style-name="T6">Minimax je rekurzivní algoritmus, který </text:span><text:span text:style-name="T8">do hloubky </text:span><text:span text:style-name="T6">prohledává strom variant </text:span><text:span text:style-name="T8">hry dvou hráčů s úplnou informací</text:span><text:span text:style-name="T6"> z výchozí pozice. </text:span><text:span text:style-name="T8">Často se implementuje s omezením do dané hloubky, jinak by doba výpočtu byla prakticky nezvládnutelná.</text:span></text:p>
      <text:p text:style-name="P41">Funguje na principu střídání hráčů na každé hladině rekurze. Pokud je na dané hladině na tahu bílý (maximizing player), vrátí do předchozí hladiny výpočtu maximální vyhodnocení vráceno rekurzivním voláním minimaxu. Pokud černý (minimizing player), tak vrátí minimální hodnocení.</text:p>
      <text:p text:style-name="P3"><text:span text:style-name="T7">Pokud je v dané hladině na tahu bílý, resp. černý, tak funkci minimax volá do větší hloubky a to s černým, resp. bílým na tahu. </text:span><text:span text:style-name="T8">Tento princip simuluje střídání tahů hráčů.</text:span></text:p>
      <text:p text:style-name="P33"><text:span text:style-name="T8">Pokud tedy </text:span><text:span text:style-name="T9">zavoláme minimax s bílým na tahu do hloubky n a </text:span><text:span text:style-name="T60">ta</text:span><text:span text:style-name="T9"> vrátí maximální hodnocení (infinity), znamená to, že při nejlepší hře bílého a i při nejlepší obraně černého nastane s jistotou do n-tahů konec partie.</text:span></text:p>
      <text:p text:style-name="P4">Alfa beta ořezávání ořezává neperspektivní větve stromu. Tedy ty, kde už je jasné, že se nedá dosáhnout hodnocení, které už je jisté na některé z předchozích hladin. Jedná se o heuristiku, takže pokud máme smůlu, tak výpočet nezrychlí o nic, ale v průměrném případě je dvakrát rychlejší.</text:p>
      <text:p text:style-name="P4">Aby bylo ořezávání úspěšnější, tak se pozice seřazují při jejich rekurzivním hodnocení na každé hladině funkcí, jenž danou pozici staticky vyhodnotí. Jinými slovy, první se zkoušejí pozice, které <text:soft-page-break/>mají vyšší pravděpodobnost být velmi dobré. Například první se při hře šachu vyhodnotí pozice, kde pěšec bere figuru.</text:p>
      <text:h text:style-name="Heading_20_3" text:outline-level="3">Moje implementace</text:h>
      <text:p text:style-name="P7"><text:span text:style-name="T10">Moje implementace funguje přesně na principech, které jsem popsal výše </text:span><text:span text:style-name="T22">(soubro main.py/funkce minimax)</text:span><text:span text:style-name="T10">. <text:s/></text:span></text:p>
      <text:p text:style-name="P34"><text:span text:style-name="T24">Zavolám funkci minimax na všechny možné tahy, které bílý z dané pozice může zahrát (dále děti </text:span><text:span text:style-name="T60">nebo child pozice</text:span><text:span text:style-name="T24">), a pak si vyberu tu, která má největši ohodnocení (</text:span><text:span text:style-name="T61">viz </text:span><text:span text:style-name="T24">run.py/best_positions). </text:span><text:span text:style-name="T25">V mojí implementaci hloubka n počítá n – 1 tahů dopředu, nikoliv n. </text:span><text:span text:style-name="T24">Detailně popíšu následovně.</text:span></text:p>
      <text:p text:style-name="P34"/>
      <text:p text:style-name="P5">Hlavní problémy, které mi nastaly byly:</text:p>
      <text:p text:style-name="P5">1. Program někdy opakoval tahy</text:p>
      <text:p text:style-name="P5">2. Neuměl dát mat do pár tahů</text:p>
      <text:p text:style-name="P5">3. <text:span text:style-name="T29">Výpočet t</text:span>rval příliš dlouho</text:p>
      <text:p text:style-name="P5"/>
      <text:p text:style-name="P5"><text:span text:style-name="T11">Ře</text:span><text:span text:style-name="T15">š</text:span><text:span text:style-name="T11">ení</text:span>:</text:p>
      <text:p text:style-name="P6">1. Nechtěl jsem se spoléhat na náhodu, tak jsem radši zavedl pomocné <text:span text:style-name="T80">globální </text:span>asociativní pole PLAYED_POSITIONS, kam jsem si průběžně ukládal již zahrané pozice. Pokud by minimax jako nejlep<text:span text:style-name="T24">š</text:span>í pozici vyhodnotil tah, který by vedl k opakování tahů, vyberu si místo něj druhý nejlepší tah. Často mají tyto dva první tahy (i více prvních tahů) i stejné ohodnocení, proto už pak druhý nejlepší tah (druhý většinou podle příchodu, ne podle hodnocení) vede k matu (run.py/funkce best_positions).</text:p>
      <text:p text:style-name="P8">2. <text:span text:style-name="T24">Dlouho jsem si myslel, že problém spočívá v hlavní funkci minimax, ale tak to není. Problém byl v tom, že minimax ohodnotil těsně před matem třeba i polovinu tahů hodnotou infinity a nerozlišoval, zda se jedná o mat do tří tahů, nebo do pěti, do </text:span><text:span text:style-name="T62">osmi</text:span><text:span text:style-name="T24"> … To jsem vyřešil tak, že první zavolám minimax na všechny děti ne s pevně da</text:span><text:span text:style-name="T25">nou hloubkou 9, ale s hloubkou 4 (tedy se podívá, jestli v dané pozici nelze dát tří tahový mat). </text:span><text:span text:style-name="T26">Pokud ano, okamžitě vrátí tento tah </text:span><text:span text:style-name="T79">(ve formě pozice)</text:span><text:span text:style-name="T26">. </text:span><text:span text:style-name="T79">Následně se podívá, zda nelze dát 5 tahový mat. Pokud ano, opět vrátí tento tah. </text:span><text:span text:style-name="T81">Díky tomu vrátí ty tahy, které vedou nejrychlejší cestou do matu.</text:span></text:p>
      <text:p text:style-name="P8"><text:span text:style-name="T23">3. </text:span><text:span text:style-name="T26">Samozřejmě velmi pomáha alfa beta ořezávání </text:span><text:span text:style-name="T27">se seřazením pozic podle pravděpodobnosti toho jak jsou dobré</text:span><text:span text:style-name="T26">, to však nestačilo. Čistě s </text:span><text:span text:style-name="T27">tímto zlepšením </text:span><text:span text:style-name="T26">pod sekundu vrátil výsledek pouze do hloubky 6.</text:span></text:p>
      <text:p text:style-name="P9">Dále velmi pomohlo průběžné pamatování si <text:span text:style-name="T82">průběžně vypočítaných hodnot (jako statická evaluace pozice, rook span dané pozice atd …)</text:span> <text:span text:style-name="T63">v globálních asociativních polích </text:span>(jmenované proměnné lze najít v move_functions.py/první řádky). <text:span text:style-name="T28">Pod sekundu vrátil výsledek již do hloubky 7.</text:span></text:p>
      <text:p text:style-name="P8"><text:span text:style-name="T10">Při realizaci generování možných pozic jsem se ale rozhodl neprocházet všechny možné pozice, ale p</text:span><text:span text:style-name="T12">ouze prv</text:span><text:span text:style-name="T17">ní </text:span><text:span text:style-name="T18">polovinu </text:span><text:span text:style-name="T10">pravděpodobně nejlepších tahů </text:span><text:span text:style-name="T28">pro bílého</text:span><text:span text:style-name="T10">, tedy seřazených podle statické evaluace </text:span><text:span text:style-name="T22">(move_functions.py/funkce generate_child_positions)</text:span><text:span text:style-name="T10">. Exper</text:span><text:span text:style-name="T64">i</text:span><text:span text:style-name="T10">m</text:span><text:span text:style-name="T65">e</text:span><text:span text:style-name="T10">ntálně jsem zjistil, že to dramaticky zrychlí minimax, tedy </text:span><text:span text:style-name="T22">můžu jít až do hloubky výpočtu 9 a stále to zvládne pod sekundu. Také jsem zjistil že hloubka 9 je dostačující a v drtivé většině pozic hraje nejlepší tahy.</text:span></text:p>
      <text:h text:style-name="P48" text:outline-level="1"><text:soft-page-break/>Proč zrovna tohle řešení?</text:h>
      <text:p text:style-name="P10">Další možnost řešení, které jsem zvažoval, bylo úlohu vyřešit hrubou silou, tedy na sílu naprogramovat, co přesně se v každém rozestavení stane. Pak jsem ale zjistil, že takových možností je mnohem více než se zdá, tak jsem tuto možnost nakonec zavrhnul. Navíc mi to nepřišlo nijak inspirující, poze hodně if příkazů za sebou.</text:p>
      <text:p text:style-name="P35">Samozřejmě nemyslím úplně každé možné rozestavení, ale určitá schémata, která mohou nastat.</text:p>
      <text:h text:style-name="P48" text:outline-level="1">Program</text:h>
      <text:h text:style-name="Heading_20_3" text:outline-level="3">Popis funkcí v souboru run.py</text:h>
      <text:p text:style-name="P11"><text:span text:style-name="T29">Program začne spuštěním funkce start_program() v souboru run.py. Tato funkce pomocí ostatních funkcí v souboru run.py komunikuje s uživatelem a načítá vstup – startovní pozici a jednotlivé tahy. Tato část programu </text:span><text:span text:style-name="T66">je </text:span><text:span text:style-name="T29">detailněji popsána přímo ve zdrojovém kódu run.py. </text:span><text:span text:style-name="T30">Víceméně se ale jedná jen o validaci vstupních dat, poskytování nápověd, tištění pozice pro uživatele atd…</text:span></text:p>
      <text:h text:style-name="Heading_20_3" text:outline-level="3">Popis <text:span text:style-name="T31">důležitějších </text:span>funkcí v souboru move_functions.py <text:span text:style-name="T35">a jejich interakce</text:span></text:h>
      <text:h text:style-name="Heading_20_4" text:outline-level="4">static_evaluation (position, white)</text:h>
      <text:p text:style-name="P20"><text:span text:style-name="T39">Je volána na každé </text:span><text:span text:style-name="T40">hladině </text:span><text:span text:style-name="T39">minimaxu. Buď přímo funkcí minimax na poslední hladině, nebo funkcí generate_child_positions, která je volána na každé </text:span><text:span text:style-name="T68">předchozí </text:span><text:span text:style-name="T39">hladině </text:span><text:span text:style-name="T67">pro každou child pozici</text:span><text:span text:style-name="T39">.</text:span></text:p>
      <text:p text:style-name="P12"><text:span text:style-name="T32">Její funkcí je staticky ohodnotit danou pozici. </text:span><text:span text:style-name="T33">Pokud je černý na tahu,</text:span><text:span text:style-name="T32"> </text:span><text:span text:style-name="T33">podívá se</text:span><text:span text:style-name="T32">, zda </text:span><text:span text:style-name="T34">nenastal pat nebo mat</text:span><text:span text:style-name="T32"> </text:span><text:span text:style-name="T33">nebo </text:span><text:span text:style-name="T32">jestli nevisí </text:span><text:span text:style-name="T33">jendotahově</text:span><text:span text:style-name="T32"> věž. </text:span><text:span text:style-name="T34">Pokud ne, spočítá statické ohodnocení pozice, jinak vrátí +inf resp. -inf.</text:span></text:p>
      <text:p text:style-name="P13">Pokud je na tahu bílý, rovnou spočítá statické ohodnocení pozice a následně ho vrátí.</text:p>
      <text:p text:style-name="P14">Statické ohodnocení <text:span text:style-name="T16">se skládá ze dvou částí. První je součet přes všechna políčka z EVAL_TABLE, to je dvou dimenzionální tuple 8x8, který reprezentuje mapu hodnoty každého políčka (např: na pozici 7 7 je hodnota 4, protože to je velmi dobré pro bílého, zátímco políčko 4 4 má hodnotu -4) </text:span><text:span text:style-name="T19">ku celkovému počtu možných tahů. Jedná se tedy o poměr na jak dobré políčka může jít ku na kolik políček může jít.</text:span></text:p>
      <text:p text:style-name="P43">Druhá je mannhattan distance králů. Původně jsem chtěl použít Chebyshev distance, protože to se standardně při šachu používá jako metrika vzdálenosti. Tato metrika by ale neuměla rozlišit mezi opozicí králů a nebo zda stojí diagonálně, tedy by nebyla tak přesná a byla by méně citlivá. </text:p>
      <text:p text:style-name="P15"><text:span text:style-name="T19">T</text:span><text:span text:style-name="T16">ato funkce by měla být ideálně velmi rychlá, protože ji volám na každé hladině minimaxu pro každou novou pozici, proto jsem zavedl pomocné asociativní pole STATIC_EVALUATIONS, kde si pokaždé pamatuju k již navštívené pozici její statické ohodnocení.</text:span><text:span text:style-name="T20"> </text:span></text:p>
      <text:p text:style-name="P44"/>
      <text:h text:style-name="Heading_20_4" text:outline-level="4"><text:soft-page-break/>generate_black_king_moves(position), <text:span text:style-name="T36">generate_black_king_positions(position)</text:span></text:h>
      <text:p text:style-name="P17">Funkci generate_black_king_moves vol<text:span text:style-name="T69">á</text:span> funkce static_evaluation a funkce game_over. Funkci generate_black_king_positions <text:span text:style-name="T38">vol</text:span><text:span text:style-name="T70">á</text:span><text:span text:style-name="T38"> funkce generate_child_positions.</text:span></text:p>
      <text:p text:style-name="P45">Tyto dvě funkce dělají víceméně to stejné, jediným rozdílem je, že funkce generate_black_king_moves vygeneruje všechny možné tahy, které může v dané pozici černý zahrát <text:s/>a vrátí je jako list, zatímco funkce generate_black_king_positions vrátí dict obsahující child pozice jako key a jejich statické ohodnocení jako value.</text:p>
      <text:p text:style-name="P16">Důvodem, proč jsem se rozhodl napsat tyto dvě funkce zvlášť, místo toho abych je dal do jedné a jedním ifem rozlišoval, zda má vrátit pozice nebo tahy, čímž bych dramaticky ušetřil délku kódu, je ten, že funkci generate_black_king_moves volám pokaždé, co navštívím funkci static_evaluation. Tím, že jsem to roztrhnul na dvě funkci se tedy funkce stanou rychlejší, což je velmi důležité pro funkci static_evaluation, <text:span text:style-name="T37">stejně tak i pro funkci game_over</text:span>.</text:p>
      <text:h text:style-name="P51" text:outline-level="4">generate_black_king_positions(position), generate_white_king_positions(position), generate_rook_positions(position)</text:h>
      <text:p text:style-name="P21">Tyto funkce jsou volány funkcí generate_child_positions. <text:span text:style-name="T42">Tedy jsou opět volány na každé hladině minimaxu.</text:span></text:p>
      <text:p text:style-name="P18">Tyto funkce vygenerují všechny pozice, které může daný hráč konkrétní figurou zahrát (jaký hráč kterou figurou je zřejmé z jména konkrétní funkce).</text:p>
      <text:p text:style-name="P19">Pozice vrací jako dictionary, kde key je nově vygenerovaná pozice a value je její statické ohodnocení. <text:span text:style-name="T41">Důvodem je, aby se následně mohli setřídit </text:span><text:span text:style-name="T71">ve funkci generate_child_positions (viz dále)</text:span><text:span text:style-name="T41"> pro minimax.</text:span></text:p>
      <text:h text:style-name="P52" text:outline-level="4"><text:span text:style-name="T84">generate_</text:span>rook_span(position)</text:h>
      <text:p text:style-name="P22">Je volána funkcí static_evaluation, generate_black_king_moves a generate_black_king_positions na každé hladině minimaxu.</text:p>
      <text:p text:style-name="P23">Vrátí všechna políčka, na která věž útočí, ne nutně, kam může táhnout, jako typ set. Pokud je král na políčku 4 4 v šachu věžě na políčku 4 0, nemůže jít na políčko 4 5, <text:span text:style-name="T72">ale zároveň ani věž na políčko 4 5 nemůže táhnout</text:span>. </text:p>
      <text:p text:style-name="P38"><text:span text:style-name="T83">Této vlastnosti </text:span><text:span text:style-name="T84">funkce generate_rook_span</text:span><text:span text:style-name="T83"> využívá například funkce static_evaluation. Díky </text:span><text:span text:style-name="T84">proměnné rook_span</text:span><text:span text:style-name="T83"> kontroluje, zda je král v matu, či v patu. </text:span><text:span text:style-name="T85">Funkce generate_black_king_moves a generate_black_king_positions rook_span používají k vygenerování legálních tahů černého krále.</text:span></text:p>
      <text:h text:style-name="P53" text:outline-level="4">generate_child_positions(position, white)</text:h>
      <text:p text:style-name="P24"><text:span text:style-name="T43">Volána na každé hladině minimaxu. Vrátí </text:span><text:span text:style-name="T73">list</text:span><text:span text:style-name="T43"> setří</text:span><text:span text:style-name="T87">ze</text:span><text:span text:style-name="T43">n</text:span><text:span text:style-name="T74">ý</text:span><text:span text:style-name="T43"> podle statického </text:span><text:span text:style-name="T75">o</text:span><text:span text:style-name="T43">hodnocení child pozic. </text:span><text:span text:style-name="T86">Pokud je na tahu bílý, vrátí child pozice seřazené sestupně, protože pro bílého jsou výhodnější pozice s vyšším hodnocením. Pokud černý, vrací je setřízené vzestupně.</text:span></text:p>
      <text:p text:style-name="P36"><text:span text:style-name="T44">Důvod proč </text:span><text:span text:style-name="T73">je třídí</text:span><text:span text:style-name="T44"> viz kapitola </text:span><text:span text:style-name="T46">o</text:span><text:span text:style-name="T44"> Minimax</text:span><text:span text:style-name="T46">u</text:span><text:span text:style-name="T44">.</text:span></text:p>
      <text:h text:style-name="P50" text:outline-level="3"><text:soft-page-break/>Popis funkcí v souboru main.py</text:h>
      <text:h text:style-name="P54" text:outline-level="4"><text:span text:style-name="T14">m</text:span><text:span text:style-name="T45">inimax(position, depth, alpha, beta, white)</text:span></text:h>
      <text:p text:style-name="P30"><text:span text:style-name="T47">Voláno funkcí best_positions, vrací dyna</text:span><text:span text:style-name="T48">m</text:span><text:span text:style-name="T47">ické vyhodnocení pozice jako typ float. </text:span><text:span text:style-name="T46">Fungování funkce minimax popsáno již výše v kapitole o Minimaxu. </text:span></text:p>
      <text:h text:style-name="Heading_20_4" text:outline-level="4">best_positions(position)</text:h>
      <text:p text:style-name="P25">Voláno funkcí start_playing, vrací ještě nezahranou pozici, kde bílý provedl nejlepší tah podle minimaxu jako typ tuple.</text:p>
      <text:p text:style-name="P26">Proč je tato funkce takhle napsaná je také již popsané v kapitole o Minimaxu.</text:p>
      <text:h text:style-name="P49" text:outline-level="1">Jaké jsou vstupní data programu?</text:h>
      <text:p text:style-name="P27">Po spuštění <text:span text:style-name="T92">souboru spustitelny soubor.py </text:span>uživatel zadá pozici. Tu zadává postupně. První zadá pozici černého krále. Poté pozici bílého krále a následně pozici bílé věže. Jakmile je pozice nastavena, může uživatel zadávat tahy, a tak s programem hrát.</text:p>
      <text:p text:style-name="P27">Tahy i nastavení pozice se zadáv<text:span text:style-name="T88">ají</text:span> stejně a to jako dvojice čísel od 0 do 7 včetně, kde první číslice reprezentuje řádek na šachovnici a druhá číslice reprezentuje sloupec na šachovnici. Vstup se tedy zadává jako pozice v matic<text:span text:style-name="T89">i</text:span> indexov<text:span text:style-name="T52">a</text:span>n<text:span text:style-name="T52">é</text:span> od nuly.</text:p>
      <text:p text:style-name="P27">Příklady:</text:p>
      <text:p text:style-name="P27">0 0<text:tab/><text:tab/><text:tab/>4 4<text:tab/><text:tab/><text:tab/><text:span text:style-name="T50">3 6</text:span></text:p>
      <text:p text:style-name="P28"><text:span text:style-name="T49">X O O O O O O O<text:tab/>O O O O O O O O<text:tab/>O O O O O O O O<text:line-break/>O O O O O O O O<text:tab/>O O O O O O O O<text:tab/>O O O O O O O O<text:line-break/>O O O O O O O O<text:tab/>O O O O O O O O<text:tab/>O O O O O O O O<text:line-break/>O O O O O O O O<text:tab/>O O O O O O O O<text:tab/>O O O O O O </text:span><text:span text:style-name="T51">X</text:span><text:span text:style-name="T49"> O<text:line-break/>O O O O O O O O<text:tab/>O O O O X O O O<text:tab/>O O O O O O O O<text:line-break/>O O O O O O O O<text:tab/>O O O O O O O O<text:tab/>O O O O O O O O<text:line-break/>O O O O O O O O<text:tab/>O O O O O O O O<text:tab/>O O O O O O O O<text:line-break/>O O O O O O O O<text:tab/>O O O O O O O O<text:tab/>O O O O O O O O</text:span></text:p>
      <text:h text:style-name="Heading_20_1" text:outline-level="1">Jaké jsou výstupní data programu?</text:h>
      <text:p text:style-name="P29">Výstupní data jsou vytištěna na konzoli a jedná se o po<text:span text:style-name="T53">zici, kterou program vyhodnotí jako nejlepší pro bílého. Pokud byl vstup zadán špatně, program opakovaně vyžaduje vstup s doprovodnou nápovědou.</text:span></text:p>
      <text:h text:style-name="Heading_20_1" text:outline-level="1">Závěr <text:span text:style-name="T55">a shrnutí</text:span></text:h>
      <text:p text:style-name="P31"><text:span text:style-name="T54">Program jsem psal bohůžel </text:span><text:span text:style-name="T56">n</text:span><text:span text:style-name="T54">a dvakrát, což mi zabralo spoustu času. Důvodem byla velmi špatná reprezentace pozic (dvou dimenzionální pole 8x8) a zbytečně dlouhý a nepořádný kód při prvním pokusu. Při druhém </text:span><text:span text:style-name="T76">pokusu</text:span><text:span text:style-name="T54"> jsem pozice reprezentoval jako tuple tř</text:span><text:span text:style-name="T58">í</text:span><text:span text:style-name="T54"> dvojic, což je mnohem úspornější, a také jsem dlouho přemýšlel nad každou řádkou kódu. To mi v dlouhodobém hledisku nakonec čas spíše u</text:span><text:span text:style-name="T90">šetřilo</text:span><text:span text:style-name="T54">, protože nebylo třeba neustále něco přepisovat.</text:span></text:p>
      <text:p text:style-name="P39"><text:soft-page-break/><text:span text:style-name="T55">Velmi dlouho jsem zápasil s rychlostí. Programu trvalo příliš dlouho, než našel optimální tah. To s</text:span><text:span text:style-name="T90">e</text:span><text:span text:style-name="T55"> myslím nakonec celkem dobře vyřešilo alfa beta ořezávání</text:span><text:span text:style-name="T90">m</text:span><text:span text:style-name="T55"> se seřazením pozic, spolu s průběžným ukládáním již spočítaných dat a nezkoušením všech tahů za bílého, ale pouze první polovinu nejlepších </text:span><text:span text:style-name="T57">podle statického ohodnocení</text:span><text:span text:style-name="T55">.</text:span></text:p>
      <text:p text:style-name="P32"><text:span text:style-name="T57">Další problém, který jsem řešil až příliš dlouho, byl ten, že program krále úspěšně odřezávál, ale pár tahů před matem začal tahat nesmyslné tahy nebo opakoval pozice nebo někdy i ten mat náhodou dal. Dlouho jsem si myslel, že mám špatně implementovaný minimax a spoustu času jsem ztratil na jeho debuggování, což nebylo úplně snadné. Nakonec mi došlo, kde je problém a moje řešení je podle mě optimální <text:s/>(viz kapitola o Minimaxu, </text:span><text:span text:style-name="T77">nebo viz soubor main.py/best_positions</text:span><text:span text:style-name="T57">), </text:span><text:span text:style-name="T90">ale pravděpodobně ne nejlepší</text:span><text:span text:style-name="T57">. </text:span></text:p>
      <text:p text:style-name="P37"><text:span text:style-name="T58">Celkově jsem nakonec spokojený s mým programem. Byl bych ale radši, kdyby minimax v rozumném čase uměl prohledávat ještě do větší hloubky. </text:span><text:span text:style-name="T78">Bohůžel mě už ale lepší optimalizace nenapadly.</text:span><text:span text:style-name="T58"> </text:span><text:span text:style-name="T78">H</text:span><text:span text:style-name="T58">loubka 9 je </text:span><text:span text:style-name="T78">ale</text:span><text:span text:style-name="T58"> pro účely zadání dostačující, </text:span><text:span text:style-name="T13">ale </text:span><text:span text:style-name="T21">nehraje úplně ty nejpřesnější tahy</text:span><text:span text:style-name="T58">. S jediným s čím moc spokojený nejsem je interakce s programem. Chtěl jsem, aby se tahy daly zadávat myší přímo na šachovnici pohybem figurek. Bohůžel už jsem to ale časově nestíhal a navíc </text:span><text:span text:style-name="T91">taková implementace je složitější</text:span><text:span text:style-name="T58">, než jsem ček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c95b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4T17:57:00.525000000</meta:creation-date>
    <dc:date>2021-02-25T14:00:29.032000000</dc:date>
    <meta:editing-duration>PT18H13M26S</meta:editing-duration>
    <meta:editing-cycles>134</meta:editing-cycles>
    <meta:generator>LibreOffice/7.0.1.2$Windows_X86_64 LibreOffice_project/7cbcfc562f6eb6708b5ff7d7397325de9e764452</meta:generator>
    <meta:document-statistic meta:table-count="0" meta:image-count="0" meta:object-count="0" meta:page-count="6" meta:paragraph-count="74" meta:word-count="2171" meta:character-count="13547" meta:non-whitespace-character-count="11431"/>
  </office:meta>
</office:document-meta>
</file>